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0a4"/>
    </style:style>
    <style:style style:name="P2" style:family="paragraph" style:parent-style-name="Standard">
      <style:paragraph-properties fo:text-align="start" style:justify-single-word="false"/>
      <style:text-properties officeooo:paragraph-rsid="000bd0a4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0bd0a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bd0a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bd0a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x="1.2362in" svg:y="0.0327in" svg:width="4.2217in" svg:height="3.7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SIONES</text:p>
      <text:p text:style-name="P1"/>
      <text:p text:style-name="P2"><text:span text:style-name="T2">1. </text:span><text:span text:style-name="T4">PATRULLA EN EL ALBOR DE LA GUERRA</text:span><text:span text:style-name="T2">:</text:span> <text:s text:c="2"/>Dos patrullas se atacan mutuamente en el frente. | Mapa:90x90cm | Aviones: Similares caracteristicas | 2 a 4 jugadores</text:p>
      <text:p text:style-name="P2"/>
      <text:p text:style-name="P3">2. <text:span text:style-name="T3">CARA A CARA</text:span>: <text:span text:style-name="T1">Dos cazas aislados, que patrullan sobre el frente, se encuentran e inician un duelo. | 80x80cm | Aviones: Similares o a eleccion | 2 a 6 jugadores</text:span></text:p>
      <text:p text:style-name="P3"/>
      <text:p text:style-name="P3">3. <text:span text:style-name="T3">HECHA UN VISTAZO</text:span>: <text:span text:style-name="T1">Un avion de reconocimiento es enviado para fotografiar posibles objetivos | 120x90cm | Objetivos: Cartas de objetivos a eleccion. | 1 a 6 jugadores</text:span></text:p>
      <text:p text:style-name="P4"/>
      <text:p text:style-name="P3">4. <text:span text:style-name="T3">MUERTE DESDE EL CIELO</text:span>: <text:span text:style-name="T1">Una patrulla es enviada a atacar unas tropas terrestres. | 120x90 | Objetivos: Cartas de objetivos a eleccion. | 1 a 4 jugadores</text:span></text:p>
      <text:p text:style-name="P3"/>
      <text:p text:style-name="P3">5. <text:span text:style-name="T3">UNA PESADA CARGA</text:span>: <text:span text:style-name="T1">Unos aviones intentan bombardear posiciones enemigas. | 120x90 | Objetivos: Colocar carta objetivo de cada jugador y bombardear el del enemigo | 2 a 8 jugadores</text:span></text:p>
      <text:p text:style-name="P3"/>
      <text:p text:style-name="P3">6. <text:span text:style-name="T3">CONTRA LA CABEZA DE PUENTE</text:span>: <text:span text:style-name="T1">Una patrulla de reconocimiento debe verificar las supuestas posiciones de depositos aliados en la costa, para preparar un ataque contra ellos. | 120x120 | 2 a 6 jugadores</text:span></text:p>
      <text:p text:style-name="P3"/>
      <text:p text:style-name="P3">7. <text:span text:style-name="T3">SOBREVOLANDO LA BATALLA</text:span>: <text:span text:style-name="T1">Aviones de ambos bandos participan en un combate entre tropas terrestres. | 120x90 | Objetivos: Eliminar carta objetivo del enemigo (carta objetivo terrestre a eleccion) | 2 a 4 jugadores</text:span></text:p>
      <text:p text:style-name="P3"/>
      <text:p text:style-name="P3">8. <text:span text:style-name="T3">ACABA CON ESAS TROPAS</text:span>: <text:span text:style-name="T1">Dos aviones atacan posiciones de tierra desprovistas de defenza aerea | 90x90 | Objetivos: <text:s/>Seleciona carta de objetivo | 1 a 2 jugadores</text:span></text:p>
      <text:p text:style-name="P3"/>
      <text:p text:style-name="P3">9. <text:span text:style-name="T3">BOMBARDEO</text:span>: <text:s/><text:span text:style-name="T1">Recoje una carta de objetivo y colocala en una zona aleatoria del mapa (puedes tirar dados para calcular la posicion LAT/LONG) | 90x90 <text:s/>| 1 a 2 jugado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20:39:06.960001366</meta:creation-date>
    <dc:date>2020-12-05T21:01:19.293244442</dc:date>
    <meta:editing-duration>PT11M17S</meta:editing-duration>
    <meta:editing-cycles>1</meta:editing-cycles>
    <meta:document-statistic meta:table-count="0" meta:image-count="0" meta:object-count="1" meta:page-count="1" meta:paragraph-count="10" meta:word-count="271" meta:character-count="1578" meta:non-whitespace-character-count="131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303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font-name="Arial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  <style:text-properties style:font-name="Arial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ackground-color="#fffbcc" style:text-align-source="fix" style:repeat-content="false" fo:border="0.06pt solid #000000"/>
      <style:paragraph-properties fo:text-align="start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5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Dado</text:p>
          </table:table-cell>
          <table:table-cell table:style-name="ce19" office:value-type="string" calcext:value-type="string">
            <text:p>Daño</text:p>
          </table:table-cell>
          <table:table-cell table:style-name="ce23" office:value-type="string" calcext:value-type="string">
            <text:p>Descripcion del daño</text:p>
          </table:table-cell>
        </table:table-row>
        <table:table-row table:style-name="ro3">
          <table:table-cell/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Atasco artillero (repara en próximo turno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on giro Rojo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la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la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ño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Timon derecha atascado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on izquierda atascado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Timon derecha atascado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on izquierda atascado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on giro Rojo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on giro Azul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go <text:s text:c="2"/>(-1) x 2 turnos consecutivos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ño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on atascado (solo maniobra recta)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ño piloto o artillero (no puede disparar)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ño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mo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ño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ño tanque de combustible ( Fuel -3 )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ño</text:p>
          </table:table-cell>
        </table:table-row>
        <table:table-row table:style-name="ro3">
          <table:table-cell/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Boom</text:p>
          </table:table-cell>
          <table:table-cell table:style-name="ce27" office:value-type="string" calcext:value-type="string">
            <text:p>Boom (Explosion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0:44:08.020275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